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 test</text:p>
          </table:table-cell>
          <table:table-cell office:value-type="string" calcext:value-type="string">
            <text:p>5 min</text:p>
          </table:table-cell>
        </table:table-row>
        <table:table-row table:style-name="ro1">
          <table:table-cell office:value-type="string" calcext:value-type="string">
            <text:p>1_ui</text:p>
          </table:table-cell>
          <table:table-cell office:value-type="float" office:value="5" calcext:value-type="float">
            <text:p>5</text:p>
          </table:table-cell>
          <table:table-cell office:value-type="float" office:value="12.563601" calcext:value-type="float">
            <text:p>12.563601</text:p>
          </table:table-cell>
          <table:table-cell table:formula="of:=[.C2]/[.B2]" office:value-type="float" office:value="2.5127202" calcext:value-type="float">
            <text:p>2.5127202</text:p>
          </table:table-cell>
          <table:table-cell table:style-name="ce2" table:formula="of:=300/[.D2]" office:value-type="float" office:value="119.392521300223" calcext:value-type="float">
            <text:p>119</text:p>
          </table:table-cell>
        </table:table-row>
        <table:table-row table:style-name="ro1">
          <table:table-cell office:value-type="string" calcext:value-type="string">
            <text:p>2_advanced_ui</text:p>
          </table:table-cell>
          <table:table-cell office:value-type="float" office:value="5" calcext:value-type="float">
            <text:p>5</text:p>
          </table:table-cell>
          <table:table-cell office:value-type="float" office:value="2.262973" calcext:value-type="float">
            <text:p>2.262973</text:p>
          </table:table-cell>
          <table:table-cell table:formula="of:=[.C3]/[.B3]" office:value-type="float" office:value="0.4525946" calcext:value-type="float">
            <text:p>0.4525946</text:p>
          </table:table-cell>
          <table:table-cell table:style-name="ce2" table:formula="of:=300/[.D3]" office:value-type="float" office:value="662.84485055721" calcext:value-type="float">
            <text:p>663</text:p>
          </table:table-cell>
        </table:table-row>
        <table:table-row table:style-name="ro1">
          <table:table-cell office:value-type="string" calcext:value-type="string">
            <text:p>3_api</text:p>
          </table:table-cell>
          <table:table-cell office:value-type="float" office:value="100" calcext:value-type="float">
            <text:p>100</text:p>
          </table:table-cell>
          <table:table-cell office:value-type="float" office:value="0.67009" calcext:value-type="float">
            <text:p>0.67009</text:p>
          </table:table-cell>
          <table:table-cell table:formula="of:=[.C4]/[.B4]" office:value-type="float" office:value="0.0067009" calcext:value-type="float">
            <text:p>0.0067009</text:p>
          </table:table-cell>
          <table:table-cell table:style-name="ce2" table:formula="of:=300/[.D4]" office:value-type="float" office:value="44770.1055082153" calcext:value-type="float">
            <text:p>44,770</text:p>
          </table:table-cell>
        </table:table-row>
        <table:table-row table:style-name="ro1">
          <table:table-cell office:value-type="string" calcext:value-type="string">
            <text:p>4_integration</text:p>
          </table:table-cell>
          <table:table-cell office:value-type="float" office:value="1000" calcext:value-type="float">
            <text:p>1000</text:p>
          </table:table-cell>
          <table:table-cell office:value-type="float" office:value="0.766124" calcext:value-type="float">
            <text:p>0.766124</text:p>
          </table:table-cell>
          <table:table-cell table:formula="of:=[.C5]/[.B5]" office:value-type="float" office:value="0.000766124" calcext:value-type="float">
            <text:p>0.000766124</text:p>
          </table:table-cell>
          <table:table-cell table:style-name="ce2" table:formula="of:=300/[.D5]" office:value-type="float" office:value="391581.519440717" calcext:value-type="float">
            <text:p>391,582</text:p>
          </table:table-cell>
        </table:table-row>
        <table:table-row table:style-name="ro1">
          <table:table-cell office:value-type="string" calcext:value-type="string">
            <text:p>5_unit</text:p>
          </table:table-cell>
          <table:table-cell office:value-type="float" office:value="10000" calcext:value-type="float">
            <text:p>10000</text:p>
          </table:table-cell>
          <table:table-cell office:value-type="float" office:value="2.190862" calcext:value-type="float">
            <text:p>2.190862</text:p>
          </table:table-cell>
          <table:table-cell table:formula="of:=[.C6]/[.B6]" office:value-type="float" office:value="0.0002190862" calcext:value-type="float">
            <text:p>0.0002190862</text:p>
          </table:table-cell>
          <table:table-cell table:style-name="ce2" table:formula="of:=300/[.D6]" office:value-type="float" office:value="1369324.03775318" calcext:value-type="float">
            <text:p>1,369,32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46:41.0875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4:17:16.108499000</meta:creation-date>
    <dc:date>2016-10-20T16:36:56.629676000</dc:date>
    <meta:editing-duration>PT22M38S</meta:editing-duration>
    <meta:editing-cycles>4</meta:editing-cycles>
    <meta:generator>LibreOffice/5.0.4.2$MacOSX_X86_64 LibreOffice_project/2b9802c1994aa0b7dc6079e128979269cf95bc78</meta:generator>
    <meta:document-statistic meta:table-count="1" meta:cell-count="30" meta:object-count="0"/>
  </office:meta>
</office:document-meta>
</file>